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1741" officeooo:paragraph-rsid="001292ed"/>
    </style:style>
    <style:style style:name="P1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1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1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1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1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1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1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1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1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2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2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22" style:family="paragraph" style:parent-style-name="Standard">
      <style:text-properties fo:font-weight="normal" officeooo:rsid="00263b05" officeooo:paragraph-rsid="00263b05" style:font-weight-asian="normal" style:font-weight-complex="normal"/>
    </style:style>
    <style:style style:name="P23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24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  <style:style style:name="T5" style:family="text">
      <style:text-properties officeooo:rsid="00226732"/>
    </style:style>
    <style:style style:name="T6" style:family="text">
      <style:text-properties officeooo:rsid="00244c8a"/>
    </style:style>
    <style:style style:name="T7" style:family="text">
      <style:text-properties officeooo:rsid="002b959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0"/>
      <text:p text:style-name="P11">TODOs</text:p>
      <text:p text:style-name="P13">Copyright infringement of images</text:p>
      <text:p text:style-name="P13">a<text:span text:style-name="T6">d</text:span>d animations</text:p>
      <text:p text:style-name="P13">check responsiveness</text:p>
      <text:p text:style-name="P14">make contact form functional <text:span text:style-name="T7">including error handling and character limits</text:span></text:p>
      <text:p text:style-name="P15">make Get In Touch button functional</text:p>
      <text:p text:style-name="P22">restyle Get In Touch button</text:p>
      <text:p text:style-name="P15">make navbar functional</text:p>
      <text:p text:style-name="P23">make social icons functional</text:p>
      <text:p text:style-name="P24">check for code injection</text:p>
      <text:p text:style-name="P15"/>
      <text:p text:style-name="P15"/>
      <text:p text:style-name="P12">Icon credits</text:p>
      <text:p text:style-name="P1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0"><text:span text:style-name="T5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0T02:00:33.948945677</dc:date>
    <meta:editing-duration>PT22H57M22S</meta:editing-duration>
    <meta:editing-cycles>26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8" meta:word-count="127" meta:character-count="1446" meta:non-whitespace-character-count="1337"/>
  </office:meta>
</office:document-meta>
</file>